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796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justify" style:justify-single-word="false"/>
      <style:text-properties officeooo:rsid="002cacfe" officeooo:paragraph-rsid="002cacfe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orizontal_20_Line">
      <style:paragraph-properties fo:text-align="justify" style:justify-single-word="false"/>
    </style:style>
    <style:style style:name="P5" style:family="paragraph" style:parent-style-name="Standard" style:master-page-name="First_20_Page">
      <style:paragraph-properties fo:text-align="justify" style:justify-single-word="false" style:page-number="auto"/>
      <style:text-properties officeooo:rsid="001bd329" officeooo:paragraph-rsid="001bd329"/>
    </style:style>
    <style:style style:name="P6" style:family="paragraph" style:parent-style-name="Standard">
      <style:paragraph-properties fo:text-align="justify" style:justify-single-word="false"/>
      <style:text-properties officeooo:rsid="001bd329" officeooo:paragraph-rsid="001bd329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1bd329" officeooo:paragraph-rsid="001bd329"/>
    </style:style>
    <style:style style:name="P8" style:family="paragraph" style:parent-style-name="Standard">
      <style:paragraph-properties fo:text-align="justify" style:justify-single-word="false"/>
      <style:text-properties officeooo:paragraph-rsid="001bd329"/>
    </style:style>
    <style:style style:name="P9" style:family="paragraph" style:parent-style-name="Standard">
      <style:paragraph-properties fo:text-align="justify" style:justify-single-word="false"/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none" officeooo:rsid="001bd329" officeooo:paragraph-rsid="001bd329" style:font-size-asian="12pt" style:font-size-complex="12pt"/>
    </style:style>
    <style:style style:name="P11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fo:font-weight="normal" officeooo:paragraph-rsid="002cacfe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paragraph-rsid="002cacfe" style:font-weight-asian="normal" style:font-weight-complex="normal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>
      <style:paragraph-properties fo:text-align="justify" style:justify-single-word="false"/>
      <style:text-properties officeooo:rsid="002e94dc" officeooo:paragraph-rsid="002e94dc"/>
    </style:style>
    <style:style style:name="P16" style:family="paragraph" style:parent-style-name="Text_20_body">
      <style:paragraph-properties fo:text-align="justify" style:justify-single-word="false"/>
      <style:text-properties style:text-position="0% 100%"/>
    </style:style>
    <style:style style:name="P17" style:family="paragraph" style:parent-style-name="Text_20_body">
      <style:paragraph-properties fo:text-align="justify" style:justify-single-word="false"/>
      <style:text-properties officeooo:rsid="0030d3ec" officeooo:paragraph-rsid="0030d3ec"/>
    </style:style>
    <style:style style:name="P18" style:family="paragraph" style:parent-style-name="Text_20_body">
      <style:paragraph-properties fo:text-align="justify" style:justify-single-word="false"/>
      <style:text-properties fo:font-size="14pt" officeooo:rsid="0030d3ec" officeooo:paragraph-rsid="0030d3ec" style:font-size-asian="12.25pt" style:font-size-complex="14pt"/>
    </style:style>
    <style:style style:name="P19" style:family="paragraph" style:parent-style-name="Text_20_body">
      <style:paragraph-properties fo:text-align="justify" style:justify-single-word="false"/>
      <style:text-properties style:text-underline-style="solid" style:text-underline-type="double" style:text-underline-width="auto" style:text-underline-color="font-color" officeooo:paragraph-rsid="0030d3ec"/>
    </style:style>
    <style:style style:name="P20" style:family="paragraph" style:parent-style-name="Text_20_body">
      <style:paragraph-properties fo:text-align="justify" style:justify-single-word="false" fo:break-before="page"/>
    </style:style>
    <style:style style:name="P21" style:family="paragraph" style:parent-style-name="Text_20_body">
      <style:paragraph-properties fo:text-align="justify" style:justify-single-word="false"/>
      <style:text-properties officeooo:paragraph-rsid="002e94dc"/>
    </style:style>
    <style:style style:name="P22" style:family="paragraph" style:parent-style-name="Text_20_body">
      <style:paragraph-properties fo:text-align="justify" style:justify-single-word="false"/>
      <style:text-properties officeooo:paragraph-rsid="002beb64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2cacfe"/>
    </style:style>
    <style:style style:name="P25" style:family="paragraph" style:parent-style-name="Text_20_body">
      <style:paragraph-properties fo:text-align="justify" style:justify-single-word="false"/>
      <style:text-properties officeooo:paragraph-rsid="0030d3ec"/>
    </style:style>
    <style:style style:name="P26" style:family="paragraph" style:parent-style-name="Text_20_body">
      <style:paragraph-properties fo:text-align="justify" style:justify-single-word="false"/>
      <style:text-properties officeooo:rsid="002cacfe" officeooo:paragraph-rsid="002cacfe"/>
    </style:style>
    <style:style style:name="P27" style:family="paragraph">
      <style:text-properties style:font-name="Liberation Sans" fo:font-size="1pt" style:font-name-asian="Liberation Sans2" style:font-name-complex="Liberation Sans2"/>
    </style:style>
    <style:style style:name="P28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officeooo:rsid="0028af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position="super 58%" fo:font-weight="normal" officeooo:rsid="002cacfe" style:font-weight-asian="normal" style:font-weight-complex="normal"/>
    </style:style>
    <style:style style:name="T9" style:family="text">
      <style:text-properties style:text-position="super 58%" fo:font-weight="normal" officeooo:rsid="002e94dc" style:font-weight-asian="normal" style:font-weight-complex="normal"/>
    </style:style>
    <style:style style:name="T10" style:family="text">
      <style:text-properties style:text-position="super 58%" officeooo:rsid="002cacfe"/>
    </style:style>
    <style:style style:name="T11" style:family="text">
      <style:text-properties style:text-position="super 58%" officeooo:rsid="002e94dc"/>
    </style:style>
    <style:style style:name="T12" style:family="text">
      <style:text-properties style:text-position="super 58%" officeooo:rsid="002f2438"/>
    </style:style>
    <style:style style:name="T13" style:family="text">
      <style:text-properties style:text-position="super 58%" officeooo:rsid="0030d3ec"/>
    </style:style>
    <style:style style:name="T14" style:family="text">
      <style:text-properties officeooo:rsid="0030d3e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text-position="0% 100%" officeooo:rsid="0030d3ec"/>
    </style:style>
    <style:style style:name="T17" style:family="text">
      <style:text-properties style:text-position="0% 100%" style:text-underline-style="solid" style:text-underline-width="auto" style:text-underline-color="font-color" officeooo:rsid="0030d3e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9"><text:file-name text:display="name">Actividad_1.2</text:file-name></text:p>
      <text:p text:style-name="P10">Marcos Miquel Lisarde</text:p>
      <text:p text:style-name="P7"/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479_2203935063" text:style-name="Index_20_Link" text:visited-style-name="Index_20_Link">Contabilidad y Finanzas<text:tab/>3</text:a></text:p>
          <text:p text:style-name="P1"><text:a xlink:type="simple" xlink:href="#__RefHeading___Toc481_2203935063" text:style-name="Index_20_Link" text:visited-style-name="Index_20_Link">Ventas y CRM<text:tab/>3</text:a></text:p>
          <text:p text:style-name="P1"><text:a xlink:type="simple" xlink:href="#__RefHeading___Toc483_2203935063" text:style-name="Index_20_Link" text:visited-style-name="Index_20_Link">Logística y Gestión de Inventario<text:tab/>3</text:a></text:p>
          <text:p text:style-name="P1"><text:a xlink:type="simple" xlink:href="#__RefHeading___Toc485_2203935063" text:style-name="Index_20_Link" text:visited-style-name="Index_20_Link">Recursos Humanos<text:tab/>3</text:a></text:p>
          <text:p text:style-name="P1"><text:a xlink:type="simple" xlink:href="#__RefHeading___Toc487_2203935063" text:style-name="Index_20_Link" text:visited-style-name="Index_20_Link">Gestión de Proyectos<text:tab/>4</text:a></text:p>
          <text:p text:style-name="P1"><text:a xlink:type="simple" xlink:href="#__RefHeading___Toc489_2203935063" text:style-name="Index_20_Link" text:visited-style-name="Index_20_Link">Usabilidad Web y Aplicaciones<text:tab/>4</text:a></text:p>
          <text:p text:style-name="P1"><text:a xlink:type="simple" xlink:href="#__RefHeading___Toc491_2203935063" text:style-name="Index_20_Link" text:visited-style-name="Index_20_Link">Informes y Análisis<text:tab/>4</text:a></text:p>
          <text:p text:style-name="P1"><text:a xlink:type="simple" xlink:href="#__RefHeading___Toc493_2203935063" text:style-name="Index_20_Link" text:visited-style-name="Index_20_Link">Fuentes<text:tab/>5</text:a></text:p>
        </text:index-body>
      </text:table-of-content>
      <text:p text:style-name="P6"/>
      <text:p text:style-name="P20"/>
      <text:h text:style-name="P3" text:outline-level="1"><text:bookmark-start text:name="__RefHeading___Toc479_2203935063"/>Contabilidad y Finanzas<text:bookmark-end text:name="__RefHeading___Toc479_2203935063"/></text:h>
      <text:p text:style-name="P21"><text:span text:style-name="Strong_20_Emphasis"><text:span text:style-name="T7">ERP Financiero</text:span></text:span><text:span text:style-name="T4">:</text:span><text:span text:style-name="T5"> Air Liquide utiliza </text:span><text:span text:style-name="Strong_20_Emphasis"><text:span text:style-name="T5">SAP ERP ECC 6.0</text:span></text:span><text:span text:style-name="T5"> desde 2015 para la gestión financiera.</text:span><text:span text:style-name="T8">[1]</text:span></text:p>
      <text:p text:style-name="P22"><text:span text:style-name="T4">C</text:span><text:span text:style-name="T7">onsolidación Financiera</text:span><text:span text:style-name="T4">:</text:span> La herramienta SAP BusinessObjects Financial Consolidation (BFC) se emplea para la consolidación y cierre financiero.<text:span text:style-name="T10">[1]</text:span></text:p>
      <text:p text:style-name="P22"><text:span text:style-name="T7">Gestión de Riesgos Financieros:</text:span> La empresa ha establecido políticas para la cobertura de riesgos de tipo de cambio, tasas de interés y contrapartes, utilizando plataformas de negociación multilateral y software de gestión de tesorería.<text:span text:style-name="T11">[2]</text:span></text:p>
      <text:p text:style-name="P22"/>
      <text:h text:style-name="P3" text:outline-level="1"><text:bookmark-start text:name="__RefHeading___Toc481_2203935063"/>Ventas y CRM<text:bookmark-end text:name="__RefHeading___Toc481_2203935063"/></text:h>
      <text:p text:style-name="P21"><text:span text:style-name="Strong_20_Emphasis"><text:span text:style-name="T6">CRM y Ventas</text:span></text:span><text:span text:style-name="T6">:</text:span> Aunque no se especifica el CRM exacto utilizado, Air Liquide ha implementado soluciones para la entrega de servicios de recursos humanos (HCM) entre 2021 y 2022.<text:span text:style-name="T11">[1]</text:span></text:p>
      <text:p text:style-name="P21"><text:span text:style-name="T7">Blockchain</text:span><text:span text:style-name="T4">:</text:span> En 2022, la empresa adquirió la plataforma Wiztrust Blockchain para mejorar la trazabilidad y seguridad en las transacciones.<text:span text:style-name="T10">[1]</text:span></text:p>
      <text:p text:style-name="P23"/>
      <text:h text:style-name="P3" text:outline-level="1"><text:bookmark-start text:name="__RefHeading___Toc483_2203935063"/>Logística y Gestión de Inventario<text:bookmark-end text:name="__RefHeading___Toc483_2203935063"/></text:h>
      <text:p text:style-name="P24"><text:span text:style-name="Strong_20_Emphasis"><text:span text:style-name="T7">Optimización de Inventarios</text:span></text:span><text:span text:style-name="T4">:</text:span><text:span text:style-name="T5"> En colaboración con Möbius, Air Liquide ha implementado un plan para reducir su inventario en un 51%, mejorando la precisión del inventario del 40–70% al 90% en tres meses.</text:span><text:span text:style-name="T9">[3]</text:span></text:p>
      <text:p text:style-name="P11"><text:span text:style-name="T12"/></text:p>
      <text:h text:style-name="P3" text:outline-level="1"><text:bookmark-start text:name="__RefHeading___Toc485_2203935063"/>Recursos Humanos<text:bookmark-end text:name="__RefHeading___Toc485_2203935063"/></text:h>
      <text:p text:style-name="P12"><text:span text:style-name="T7">HCM (Human Capital Management):</text:span><text:span text:style-name="T6"> </text:span>Air Liquide ha implementado soluciones para la entrega de servicios de recursos humanos entre 2021 y 2022 APPS RUN THE WORLD.<text:span text:style-name="T12">[1]</text:span></text:p>
      <text:p text:style-name="P12"><text:soft-page-break/></text:p>
      <text:h text:style-name="P3" text:outline-level="1"><text:bookmark-start text:name="__RefHeading___Toc487_2203935063"/>Gestión de Proyectos<text:bookmark-end text:name="__RefHeading___Toc487_2203935063"/></text:h>
      <text:p text:style-name="P23"><text:span text:style-name="T7">Visual Planning:</text:span> Air Liquide utiliza Visual Planning para realizar un seguimiento detallado de los tiempos en los proyectos, evaluando cargas de trabajo y costos.<text:span text:style-name="T13">[4]</text:span></text:p>
      <text:p text:style-name="P16"><text:span text:style-name="Strong_20_Emphasis"><text:span text:style-name="T6">Gestión del conocimiento:</text:span></text:span><text:span text:style-name="Strong_20_Emphasis"> </text:span>Air Liquide ha implementado soluciones como Livelink para la gestión del conocimiento y la información, facilitando la colaboración y el acceso a datos críticos en proyectos.<text:span text:style-name="T13">[5]</text:span></text:p>
      <text:p text:style-name="P16"><text:span text:style-name="T13"/></text:p>
      <text:h text:style-name="P3" text:outline-level="1"><text:bookmark-start text:name="__RefHeading___Toc489_2203935063"/>Usabilidad Web y Aplicaciones<text:bookmark-end text:name="__RefHeading___Toc489_2203935063"/></text:h>
      <text:p text:style-name="P25"><text:span text:style-name="Strong_20_Emphasis"><text:span text:style-name="T6">Interfaz Multicanal</text:span></text:span><text:span text:style-name="T6">:</text:span> Air Liquide ofrece soluciones digitales que permiten la monitorización remota y el cuidado domiciliario, adaptándose a dispositivos móviles y ofreciendo interfaces multilingües. <text:span text:style-name="T13">[2]</text:span></text:p>
      <text:p text:style-name="P19"><text:span text:style-name="T13"/></text:p>
      <text:h text:style-name="P3" text:outline-level="1"><text:bookmark-start text:name="__RefHeading___Toc491_2203935063"/>Informes y Análisis<text:bookmark-end text:name="__RefHeading___Toc491_2203935063"/></text:h>
      <text:p text:style-name="P25"><text:span text:style-name="Strong_20_Emphasis"><text:span text:style-name="T6">Meridian EDMS (Accruent):</text:span></text:span><text:span text:style-name="Strong_20_Emphasis"> </text:span>Air Liquide implementó el sistema de gestión documental Meridian EDMS para mejorar la localización de documentos críticos, reducir ineficiencias operativas y optimizar el control de versiones, especialmente en proyectos de ingeniería.<text:span text:style-name="T13">[6]</text:span></text:p>
      <text:p text:style-name="P25"><text:span text:style-name="Strong_20_Emphasis"><text:span text:style-name="T17">Implementación de soluciones basadas en inteligencia artificial (IA):</text:span></text:span><text:span text:style-name="T16"><text:line-break/>La empresa ha implementado diversas soluciones impulsadas por IA para mejorar la fiabilidad de las unidades de producción, optimizar el consumo de energía y facilitar la toma de decisiones en tiempo real.</text:span><text:span text:style-name="T13">[7]</text:span></text:p>
      <text:p text:style-name="P25"><text:span text:style-name="T13"/></text:p>
      <text:p text:style-name="P25"><text:span text:style-name="T13"/></text:p>
      <text:p text:style-name="P20"/>
      <text:p text:style-name="P23"/>
      <text:h text:style-name="P2" text:outline-level="1"><text:bookmark-start text:name="__RefHeading___Toc493_2203935063"/>Fuentes<text:bookmark-end text:name="__RefHeading___Toc493_2203935063"/></text:h>
      <text:p text:style-name="P26">1: APPS RUN THE WORLD</text:p>
      <text:p text:style-name="P26"><text:a xlink:type="simple" xlink:href="https://www.appsruntheworld.com/customers-database/customers/view/Air-Liquide-France" text:style-name="Internet_20_link" text:visited-style-name="Visited_20_Internet_20_Link"><text:span text:style-name="T15">https://www.appsruntheworld.com/customers-database/customers/view/Air-Liquide-France</text:span></text:a></text:p>
      <text:p text:style-name="P26"/>
      <text:p text:style-name="P15">2: Air Liquide official page</text:p>
      <text:p text:style-name="P15"><text:a xlink:type="simple" xlink:href="https://www.airliquide.com/managing-financial-and-tax-risks" text:style-name="Internet_20_link" text:visited-style-name="Visited_20_Internet_20_Link"><text:span text:style-name="T15">https://www.airliquide.com/managing-financial-and-tax-risks</text:span></text:a></text:p>
      <text:p text:style-name="P15"/>
      <text:p text:style-name="P15">3: Blog möbius</text:p>
      <text:p text:style-name="P15"><text:a xlink:type="simple" xlink:href="https://blog.mobius.eu/en/success-stories/air-liquide" text:style-name="Internet_20_link" text:visited-style-name="Visited_20_Internet_20_Link"><text:span text:style-name="T15">https://blog.mobius.eu/en/success-stories/air-liquide</text:span></text:a></text:p>
      <text:p text:style-name="P15"/>
      <text:p text:style-name="P17">4: visual-planning</text:p>
      <text:p text:style-name="P17"><text:a xlink:type="simple" xlink:href="https://www.visual-planning.com/en/blog/air-liquide" text:style-name="Internet_20_link" text:visited-style-name="Visited_20_Internet_20_Link"><text:span text:style-name="T15">https://www.visual-planning.com/en/blog/air-liquide</text:span></text:a></text:p>
      <text:p text:style-name="P17"/>
      <text:p text:style-name="P17">5: BI-SPAIN</text:p>
      <text:p text:style-name="P17"><text:a xlink:type="simple" xlink:href="https://www.bi-spain.com/articulo/air-liquide-implementa-livelink-para-la-gestion-del-conocimiento-y-la-informacion/" text:style-name="Internet_20_link" text:visited-style-name="Visited_20_Internet_20_Link"><text:span text:style-name="T15">https://www.bi-spain.com/articulo/air-liquide-implementa-livelink-para-la-gestion-del-conocimiento-y-la-informacion/</text:span></text:a></text:p>
      <text:p text:style-name="P17"><text:span text:style-name="T15"/></text:p>
      <text:p text:style-name="P18">6: accruent</text:p>
      <text:p text:style-name="P18"><text:a xlink:type="simple" xlink:href="https://www.accruent.com/resources/case-studies/air-liquide-document-management-meridian" text:style-name="Internet_20_link" text:visited-style-name="Visited_20_Internet_20_Link">https://www.accruent.com/resources/case-studies/air-liquide-document-management-meridian</text:a></text:p>
      <text:p text:style-name="P18"/>
      <text:p text:style-name="P18">7: air liquide</text:p>
      <text:p text:style-name="P18"><text:a xlink:type="simple" xlink:href="https://www.airliquide.com/stories/innovation/using-ai-intelligence" text:style-name="Internet_20_link" text:visited-style-name="Visited_20_Internet_20_Link">https://www.airliquide.com/stories/innovation/using-ai-intelligenc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cm" fo:margin-bottom="0.247cm" style:contextual-spacing="false" fo:line-height="115%" fo:text-indent="0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499cm" fo:margin-right="0.499cm" fo:margin-top="0.423cm" fo:margin-bottom="0.212cm" style:contextual-spacing="false" fo:text-indent="0cm" style:auto-text-indent="false" style:page-number="auto"/>
      <style:text-properties fo:font-size="24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_1.2</text:file-name><draw:custom-shape text:anchor-type="char" draw:z-index="2" draw:name="PowerPlusWaterMarkObject 1" draw:style-name="Mgr1" draw:text-style-name="MP2" svg:width="16.999cm" svg:height="8.96cm" draw:transform="rotate (0.785398163397448) translate (-0.779638888888889cm 14.8387777777778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_1.2</text:file-name><draw:custom-shape text:anchor-type="char" draw:z-index="3" draw:name="PowerPlusWaterMarkObject 2" draw:style-name="Mgr1" draw:text-style-name="MP2" svg:width="16.999cm" svg:height="8.96cm" draw:transform="rotate (0.785398163397448) translate (-0.779638888888889cm 14.8387777777778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5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4" draw:name="PowerPlusWaterMarkObject" draw:style-name="Mgr2" draw:text-style-name="MP2" svg:width="19cm" svg:height="10.014cm" draw:transform="skewX (-7.830435755446E-017) rotate (0.785398163397448) translate (-0.869597222222222cm 16.6636388888889cm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5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6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7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8" draw:name="PowerPlusWaterMarkObject" draw:style-name="Mgr3" draw:text-style-name="MP2" svg:width="11.399cm" svg:height="6.007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9" draw:name="PowerPlusWaterMarkObject" draw:style-name="Mgr4" draw:text-style-name="MP2" svg:width="17.999cm" svg:height="9.487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0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1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2" draw:name="PowerPlusWaterMarkObject" draw:style-name="Mgr1" draw:text-style-name="MP2" svg:width="16.999cm" svg:height="8.96cm" draw:transform="rotate (0.785398163397448)"><text:p text:style-name="MP1">SGE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5-09-26T13:19:33.847245673</dc:date>
    <meta:editing-duration>PT1H51M44S</meta:editing-duration>
    <meta:editing-cycles>12</meta:editing-cycles>
    <meta:generator>LibreOffice/7.5.6.2$Linux_X86_64 LibreOffice_project/50$Build-2</meta:generator>
    <meta:document-statistic meta:table-count="0" meta:image-count="0" meta:object-count="0" meta:page-count="5" meta:paragraph-count="49" meta:word-count="420" meta:character-count="3320" meta:non-whitespace-character-count="2946"/>
  </office:meta>
</office:document-meta>
</file>